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FloatCPInfo.read( DataInputStream cpStream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CPInfo.FloatCPInf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FloatCPInfo.toString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